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loext:contextual-spacing="false" style:line-height-at-least="0.503cm"/>
      <style:text-properties fo:color="#cccccc" style:font-name="Droid Sans Mono" fo:font-size="10.5pt" fo:font-weight="normal" fo:background-color="#1f1f1f"/>
    </style:style>
    <style:style style:name="P6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569cd6"/>
    </style:style>
    <style:style style:name="T2" style:family="text">
      <style:text-properties fo:color="#dcdcaa"/>
    </style:style>
    <style:style style:name="T3" style:family="text">
      <style:text-properties fo:color="#9cdcfe"/>
    </style:style>
    <style:style style:name="T4" style:family="text">
      <style:text-properties fo:color="#d4d4d4"/>
    </style:style>
    <style:style style:name="T5" style:family="text">
      <style:text-properties fo:color="#b5cea8"/>
    </style:style>
    <style:style style:name="T6" style:family="text">
      <style:text-properties fo:color="#c586c0"/>
    </style:style>
    <style:style style:name="T7" style:family="text">
      <style:text-properties fo:color="#ce9178"/>
    </style:style>
    <style:style style:name="T8" style:family="text">
      <style:text-properties fo:color="#4fc1ff"/>
    </style:style>
    <style:style style:name="T9" style:family="text">
      <style:text-properties fo:color="#d7b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/ 1</text:p>
      <text:p text:style-name="P1"><text:span text:style-name="T1">function</text:span> <text:span text:style-name="T2">sumOfNumbers</text:span>(<text:span text:style-name="T3">arr</text:span>){</text:p>
      <text:p text:style-name="P1"><text:span text:style-name="T1">let</text:span> <text:span text:style-name="T3">total</text:span><text:span text:style-name="T4">=</text:span><text:span text:style-name="T3">arr</text:span>.<text:span text:style-name="T2">filter</text:span>(<text:span text:style-name="T3">num</text:span><text:span text:style-name="T1">=&gt;</text:span> <text:span text:style-name="T3">num</text:span> <text:span text:style-name="T4">&gt;</text:span><text:span text:style-name="T5">25</text:span> <text:span text:style-name="T4">&amp;&amp;</text:span> <text:span text:style-name="T3">num</text:span> <text:span text:style-name="T4">&lt;=</text:span><text:span text:style-name="T5">75</text:span>).<text:span text:style-name="T2">reduce</text:span>((<text:span text:style-name="T3">acc</text:span>,<text:span text:style-name="T3">sum</text:span>)<text:span text:style-name="T1">=&gt;</text:span><text:span text:style-name="T3">acc</text:span> <text:span text:style-name="T4">+</text:span> <text:span text:style-name="T3">sum</text:span>);</text:p>
      <text:p text:style-name="P1"><text:span text:style-name="T6">return</text:span> <text:span text:style-name="T3">total</text:span>;</text:p>
      <text:p text:style-name="P1">}</text:p>
      <text:p text:style-name="P1"><text:span text:style-name="T3">console</text:span>.<text:span text:style-name="T2">log</text:span>(<text:span text:style-name="T2">sumOfNumbers</text:span>([<text:span text:style-name="T5">40</text:span>, <text:span text:style-name="T5">22</text:span>, <text:span text:style-name="T5">67</text:span>, <text:span text:style-name="T5">89</text:span>, <text:span text:style-name="T5">32</text:span>, <text:span text:style-name="T5">19</text:span>]));</text:p>
      <text:p text:style-name="P6"/>
      <text:p text:style-name="P2">// 2</text:p>
      <text:p text:style-name="P1"><text:span text:style-name="T1">function</text:span> <text:span text:style-name="T2">sumOfpostiveNegative</text:span>(<text:span text:style-name="T3">arr</text:span>) {</text:p>
      <text:p text:style-name="P1"><text:span text:style-name="T1">let</text:span> <text:span text:style-name="T3">positiveSum</text:span> <text:span text:style-name="T4">=</text:span> <text:span text:style-name="T5">0</text:span>;</text:p>
      <text:p text:style-name="P1"><text:span text:style-name="T1">let</text:span> <text:span text:style-name="T3">negativeSum</text:span> <text:span text:style-name="T4">=</text:span> <text:span text:style-name="T5">0</text:span>;</text:p>
      <text:p text:style-name="P1"><text:span text:style-name="T3">arr</text:span>.<text:span text:style-name="T2">forEach</text:span>((<text:span text:style-name="T3">element</text:span>) <text:span text:style-name="T1">=&gt;</text:span> {</text:p>
      <text:p text:style-name="P1"><text:span text:style-name="T6">if</text:span> (<text:span text:style-name="T3">element</text:span> <text:span text:style-name="T4">&gt;</text:span> <text:span text:style-name="T5">0</text:span>) <text:span text:style-name="T3">positiveSum</text:span> <text:span text:style-name="T4">=</text:span> <text:span text:style-name="T3">positiveSum</text:span> <text:span text:style-name="T4">+</text:span> <text:span text:style-name="T3">element</text:span>;</text:p>
      <text:p text:style-name="P1"><text:span text:style-name="T3">negativeSum</text:span> <text:span text:style-name="T4">=</text:span> <text:span text:style-name="T3">negativeSum</text:span> <text:span text:style-name="T4">+</text:span> <text:span text:style-name="T3">element</text:span>;</text:p>
      <text:p text:style-name="P1">});</text:p>
      <text:p text:style-name="P1"><text:span text:style-name="T6">if</text:span> (<text:span text:style-name="T3">positiveSum</text:span> <text:span text:style-name="T4">&gt;</text:span> <text:span text:style-name="T3">Math</text:span>.<text:span text:style-name="T2">abs</text:span>(<text:span text:style-name="T3">negativeSum</text:span>))</text:p>
      <text:p text:style-name="P1"><text:span text:style-name="T3">console</text:span>.<text:span text:style-name="T2">log</text:span>(<text:span text:style-name="T7">"positve : "</text:span> <text:span text:style-name="T4">+</text:span> <text:span text:style-name="T3">positiveSum</text:span>);</text:p>
      <text:p text:style-name="P3">else</text:p>
      <text:p text:style-name="P1"><text:span text:style-name="T3">console</text:span>.<text:span text:style-name="T2">log</text:span>(<text:span text:style-name="T7">"negative : "</text:span> <text:span text:style-name="T4">+</text:span> <text:span text:style-name="T3">negativeSum</text:span>);</text:p>
      <text:p text:style-name="P1">}</text:p>
      <text:p text:style-name="P1"><text:span text:style-name="T2">sumOfpostiveNegative</text:span>([<text:span text:style-name="T5">3</text:span>, <text:span text:style-name="T4">-</text:span><text:span text:style-name="T5">2</text:span>, <text:span text:style-name="T5">7</text:span>, <text:span text:style-name="T4">-</text:span><text:span text:style-name="T5">5</text:span>, <text:span text:style-name="T5">8</text:span>]);</text:p>
      <text:p text:style-name="P5"><text:line-break/></text:p>
      <text:p text:style-name="P2">// 3</text:p>
      <text:p text:style-name="P1"><text:span text:style-name="T1">let</text:span> <text:span text:style-name="T3">obj</text:span><text:span text:style-name="T4">=</text:span>{</text:p>
      <text:p text:style-name="P1"><text:span text:style-name="T7">"meta"</text:span><text:span text:style-name="T3">:</text:span> <text:span text:style-name="T7">"info"</text:span>,</text:p>
      <text:p text:style-name="P1"><text:span text:style-name="T7">"content"</text:span><text:span text:style-name="T3">:</text:span> {</text:p>
      <text:p text:style-name="P1"><text:span text:style-name="T7">"navigation"</text:span><text:span text:style-name="T3">:</text:span> [</text:p>
      <text:p text:style-name="P1">{</text:p>
      <text:p text:style-name="P1"><text:span text:style-name="T7">"title"</text:span><text:span text:style-name="T3">:</text:span> <text:span text:style-name="T7">"Homepage"</text:span>,</text:p>
      <text:p text:style-name="P1"><text:span text:style-name="T7">"links"</text:span><text:span text:style-name="T3">:</text:span> <text:span text:style-name="T7">"https://example.com/home"</text:span></text:p>
      <text:p text:style-name="P1">},</text:p>
      <text:p text:style-name="P1">{</text:p>
      <text:p text:style-name="P1"><text:span text:style-name="T7">"values"</text:span><text:span text:style-name="T3">:</text:span> [<text:span text:style-name="T5">10</text:span>, <text:span text:style-name="T5">20</text:span>, <text:span text:style-name="T5">30</text:span>]</text:p>
      <text:p text:style-name="P1">}</text:p>
      <text:p text:style-name="P1">]</text:p>
      <text:p text:style-name="P1">}</text:p>
      <text:p text:style-name="P1">} </text:p>
      <text:p text:style-name="P4"/>
      <text:p text:style-name="P1"><text:span text:style-name="T1">function</text:span> <text:span text:style-name="T2">extractObject</text:span>(<text:span text:style-name="T3">obj</text:span>){</text:p>
      <text:p text:style-name="P1"><text:span text:style-name="T1">const</text:span> <text:span text:style-name="T8">link</text:span><text:span text:style-name="T4">=</text:span> <text:span text:style-name="T3">obj</text:span>.<text:span text:style-name="T3">content</text:span>.<text:span text:style-name="T3">navigation</text:span>[<text:span text:style-name="T5">0</text:span>].<text:span text:style-name="T3">links</text:span>;</text:p>
      <text:p text:style-name="P1"><text:span text:style-name="T1">const</text:span> <text:span text:style-name="T8">values</text:span><text:span text:style-name="T4">=</text:span><text:span text:style-name="T3">obj</text:span>.<text:span text:style-name="T3">content</text:span>.<text:span text:style-name="T3">navigation</text:span>[<text:span text:style-name="T5">1</text:span>].<text:span text:style-name="T3">values</text:span>;</text:p>
      <text:p text:style-name="P1"><text:span text:style-name="T3">console</text:span>.<text:span text:style-name="T2">log</text:span>(<text:span text:style-name="T7">"links : "</text:span><text:span text:style-name="T4">+</text:span><text:span text:style-name="T8">link</text:span> ,<text:span text:style-name="T7">"</text:span><text:span text:style-name="T9">\n</text:span><text:span text:style-name="T7">valus :"</text:span><text:span text:style-name="T4">+</text:span><text:span text:style-name="T8">values</text:span>);</text:p>
      <text:p text:style-name="P1">}</text:p>
      <text:p text:style-name="P1"><text:span text:style-name="T2">extractObject</text:span>(<text:span text:style-name="T3">obj</text:span>);</text:p>
      <text:p text:style-name="P4"/>
      <text:p text:style-name="P2">// 4</text:p>
      <text:p text:style-name="P1"><text:span text:style-name="T1">function</text:span> <text:span text:style-name="T2">countAlphabets</text:span>(<text:span text:style-name="T3">str</text:span>){</text:p>
      <text:p text:style-name="P1"><text:span text:style-name="T1">let</text:span> <text:span text:style-name="T3">lowerCaseCount</text:span><text:span text:style-name="T4">=</text:span><text:span text:style-name="T5">0</text:span>;</text:p>
      <text:p text:style-name="P1"><text:soft-page-break/><text:span text:style-name="T1">let</text:span> <text:span text:style-name="T3">upperCaseCount</text:span><text:span text:style-name="T4">=</text:span><text:span text:style-name="T5">0</text:span>;</text:p>
      <text:p text:style-name="P1"><text:span text:style-name="T6">for</text:span>(<text:span text:style-name="T1">let</text:span> <text:span text:style-name="T3">i</text:span><text:span text:style-name="T4">=</text:span><text:span text:style-name="T5">0</text:span>;<text:span text:style-name="T3">i</text:span><text:span text:style-name="T4">&lt;</text:span><text:span text:style-name="T3">str</text:span>.<text:span text:style-name="T3">length</text:span>;<text:span text:style-name="T3">i</text:span><text:span text:style-name="T4">++</text:span>){</text:p>
      <text:p text:style-name="P1"><text:span text:style-name="T3">char</text:span><text:span text:style-name="T4">=</text:span><text:span text:style-name="T3">str</text:span>.<text:span text:style-name="T2">charAt</text:span>(<text:span text:style-name="T3">i</text:span>);</text:p>
      <text:p text:style-name="P1"><text:span text:style-name="T6">if</text:span>(<text:span text:style-name="T3">char</text:span> <text:span text:style-name="T4">&lt;=</text:span><text:span text:style-name="T7">'a'</text:span> <text:span text:style-name="T4">&amp;&amp;</text:span> <text:span text:style-name="T3">char</text:span> <text:span text:style-name="T4">&lt;=</text:span><text:span text:style-name="T7">'z'</text:span>){</text:p>
      <text:p text:style-name="P1"><text:span text:style-name="T3">upperCaseCount</text:span><text:span text:style-name="T4">++</text:span>;</text:p>
      <text:p text:style-name="P1">}</text:p>
      <text:p text:style-name="P1"><text:span text:style-name="T6">else</text:span>{</text:p>
      <text:p text:style-name="P1"><text:span text:style-name="T3">lowerCaseCount</text:span><text:span text:style-name="T4">++</text:span>;</text:p>
      <text:p text:style-name="P1">}</text:p>
      <text:p text:style-name="P4"/>
      <text:p text:style-name="P1">}</text:p>
      <text:p text:style-name="P1"><text:span text:style-name="T6">if</text:span>(<text:span text:style-name="T3">lowerCaseCount</text:span> <text:span text:style-name="T4">&gt;</text:span> <text:span text:style-name="T3">upperCaseCount</text:span>){</text:p>
      <text:p text:style-name="P1"><text:span text:style-name="T3">console</text:span>.<text:span text:style-name="T2">log</text:span>(<text:span text:style-name="T7">"lowercase count is greater -count :"</text:span><text:span text:style-name="T4">+</text:span><text:span text:style-name="T3">lowerCaseCount</text:span>);</text:p>
      <text:p text:style-name="P1">}</text:p>
      <text:p text:style-name="P1"><text:span text:style-name="T6">else</text:span>{</text:p>
      <text:p text:style-name="P1"><text:span text:style-name="T3">console</text:span>.<text:span text:style-name="T2">log</text:span>(<text:span text:style-name="T7">"uppercase count is greater -count :"</text:span><text:span text:style-name="T4">+</text:span><text:span text:style-name="T3">upperCaseCountCaseCount</text:span>);</text:p>
      <text:p text:style-name="P1">}</text:p>
      <text:p text:style-name="P1">}</text:p>
      <text:p text:style-name="P1"><text:span text:style-name="T2">countAlphabets</text:span>(<text:span text:style-name="T7">"Helloworld"</text:span>)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6T12:03:03.011582571</meta:creation-date>
    <dc:date>2025-02-26T12:03:39.820892363</dc:date>
    <meta:editing-duration>PT39S</meta:editing-duration>
    <meta:editing-cycles>1</meta:editing-cycles>
    <meta:document-statistic meta:table-count="0" meta:image-count="0" meta:object-count="0" meta:page-count="2" meta:paragraph-count="63" meta:word-count="155" meta:character-count="1275" meta:non-whitespace-character-count="1180"/>
    <meta:generator>LibreOffice/6.4.7.2$Linux_X86_64 LibreOffice_project/40$Build-2</meta:generator>
  </office:meta>
</office:document-meta>
</file>